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svg:stroke-opacity="20%" draw:fill="none" draw:opacity="50%" draw:opacity-name="" draw:textarea-horizontal-align="justify" draw:textarea-vertical-align="middle" draw:auto-grow-height="false" fo:min-height="1.368cm" fo:min-width="1.118cm"/>
    </style:style>
    <style:style style:name="gr2" style:family="graphic" style:parent-style-name="standard">
      <style:graphic-properties svg:stroke-width="0.018cm" svg:stroke-color="#000000" draw:marker-start="Symmetric_20_Arrow" draw:marker-start-width="0.327cm" draw:marker-end="Symmetric_20_Arrow" draw:marker-end-width="0.327cm" draw:textarea-vertical-align="middle" fo:padding-top="0.134cm" fo:padding-bottom="0.134cm" fo:padding-left="0.259cm" fo:padding-right="0.259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color="#000000" svg:stroke-opacity="100%" draw:fill="none" draw:opacity="50%" draw:opacity-name="" draw:textarea-horizontal-align="justify" draw:textarea-vertical-align="middle" draw:auto-grow-height="false" fo:min-height="1.368cm" fo:min-width="1.118cm"/>
    </style:style>
    <style:style style:name="gr5" style:family="graphic" style:parent-style-name="standard">
      <style:graphic-properties svg:stroke-color="#ed1c24" svg:stroke-opacity="30%" draw:fill="none" draw:textarea-horizontal-align="justify" draw:textarea-vertical-align="middle" draw:auto-grow-height="false" fo:min-height="2.946cm" fo:min-width="2.728cm"/>
    </style:style>
    <style:style style:name="gr6" style:family="graphic" style:parent-style-name="standard">
      <style:graphic-properties svg:stroke-color="#ed1c24" svg:stroke-opacity="100%" draw:fill="none" draw:textarea-horizontal-align="justify" draw:textarea-vertical-align="middle" draw:auto-grow-height="false" fo:min-height="2.946cm" fo:min-width="2.728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svg:stroke-opacity="30%" draw:fill="none" draw:opacity="50%" draw:opacity-name="" draw:textarea-horizontal-align="justify" draw:textarea-vertical-align="middle" draw:auto-grow-height="false" fo:min-height="1.368cm" fo:min-width="1.118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286cm" svg:height="2.286cm" svg:x="13.265cm" svg:y="6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286cm" svg:x="13.266cm" svg:y="6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286cm" svg:x="14.405cm" svg:y="6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188cm" svg:y1="12.2cm" svg:x2="11.912cm" svg:y2="12.2cm">
          <text:p/>
        </draw:line>
        <draw:frame draw:style-name="gr3" draw:text-style-name="P2" draw:layer="layout" svg:width="0.487cm" svg:height="0.254cm" svg:x="11.188cm" svg:y="12.44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" draw:text-style-name="P1" draw:layer="layout" svg:width="2.286cm" svg:height="2.286cm" svg:x="9.866cm" svg:y="6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286cm" svg:x="9.867cm" svg:y="6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286cm" svg:x="10.906cm" svg:y="6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86cm" svg:height="2.286cm" svg:x="12.107cm" svg:y="6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564cm" svg:height="4.518cm" svg:x="8.656cm" svg:y="5.2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4.564cm" svg:height="4.518cm" svg:x="9.857cm" svg:y="5.2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draw:layer="layout" svg:width="4.564cm" svg:height="4.518cm" svg:x="10.958cm" svg:y="5.2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4.564cm" svg:height="4.518cm" svg:x="12.159cm" svg:y="5.2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4.564cm" svg:height="4.518cm" svg:x="13.26cm" svg:y="5.2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4.564cm" svg:height="4.518cm" svg:x="13.261cm" svg:y="5.2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10.786cm" svg:y="7.3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11.985cm" svg:y="7.3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13.084cm" svg:y="7.3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14.283cm" svg:y="7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15.382cm" svg:y="7.3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286cm" svg:height="2.286cm" svg:x="13.266cm" svg:y="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286cm" svg:x="13.267cm" svg:y="8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286cm" svg:x="14.406cm" svg:y="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286cm" svg:x="9.867cm" svg:y="8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286cm" svg:x="9.868cm" svg:y="8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286cm" svg:x="10.907cm" svg:y="8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286cm" svg:height="2.286cm" svg:x="12.108cm" svg:y="8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564cm" svg:height="4.518cm" svg:x="8.657cm" svg:y="7.4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4.564cm" svg:height="4.518cm" svg:x="9.858cm" svg:y="7.4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4.564cm" svg:height="4.518cm" svg:x="10.959cm" svg:y="7.4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4.564cm" svg:height="4.518cm" svg:x="12.16cm" svg:y="7.4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4.564cm" svg:height="4.518cm" svg:x="13.261cm" svg:y="7.4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4.564cm" svg:height="4.518cm" svg:x="13.262cm" svg:y="7.4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10.787cm" svg:y="9.5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11.986cm" svg:y="9.5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13.085cm" svg:y="9.5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14.284cm" svg:y="9.5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15.383cm" svg:y="9.5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286cm" svg:height="2.286cm" svg:x="13.266cm" svg:y="4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286cm" svg:x="13.267cm" svg:y="4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286cm" svg:x="14.406cm" svg:y="4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286cm" svg:x="9.867cm" svg:y="4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286cm" svg:x="9.868cm" svg:y="4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86cm" svg:height="2.286cm" svg:x="10.907cm" svg:y="4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286cm" svg:height="2.286cm" svg:x="12.108cm" svg:y="4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564cm" svg:height="4.518cm" svg:x="8.657cm" svg:y="3.0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4.564cm" svg:height="4.518cm" svg:x="9.858cm" svg:y="3.0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4.564cm" svg:height="4.518cm" svg:x="10.959cm" svg:y="3.0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4.564cm" svg:height="4.518cm" svg:x="12.16cm" svg:y="3.0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4.564cm" svg:height="4.518cm" svg:x="13.261cm" svg:y="3.0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4.564cm" svg:height="4.518cm" svg:x="13.262cm" svg:y="3.0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10.787cm" svg:y="5.1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11.986cm" svg:y="5.1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13.085cm" svg:y="5.1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14.284cm" svg:y="5.1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15.383cm" svg:y="5.1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7T14:19:45.198683898</meta:creation-date>
    <dc:date>2021-10-07T14:49:58.653214244</dc:date>
    <meta:editing-duration>PT30M10S</meta:editing-duration>
    <meta:editing-cycles>13</meta:editing-cycles>
    <meta:generator>LibreOffice/6.0.7.3$Linux_X86_64 LibreOffice_project/00m0$Build-3</meta:generator>
    <meta:document-statistic meta:object-count="79"/>
  </office:meta>
</office:document-meta>
</file>

<file path=Object 1/content.xml><?xml version="1.0" encoding="utf-8"?>
<math xmlns="http://www.w3.org/1998/Math/MathML" display="block">
  <semantics>
    <mi>σ</mi>
    <annotation encoding="StarMath 5.0">%sigma</annotation>
  </semantics>
</math>
</file>